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1D5000000DB823444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42cm" svg:height="7.723cm" svg:x="0.603cm" svg:y="8.787cm">
          <draw:image xlink:href="Pictures/10000000000001D5000000DB823444F0.png" xlink:type="simple" xlink:show="embed" xlink:actuate="onLoad">
            <text:p text:style-name="P2"/>
          </draw:image>
        </draw:frame>
        <draw:caption draw:style-name="gr2" draw:text-style-name="P3" draw:layer="layout" svg:width="1.96cm" svg:height="1.27cm" svg:x="15.185cm" svg:y="10.16cm" draw:caption-point-x="-1.164cm" draw:caption-point-y="1.997cm">
          <text:p text:style-name="P2"><text:span text:style-name="T1">Section d'entête</text:span></text:p>
        </draw:caption>
        <draw:caption draw:style-name="gr2" draw:text-style-name="P3" draw:layer="layout" svg:width="2.54cm" svg:height="1.27cm" svg:x="8.403cm" svg:y="9.757cm" draw:caption-point-x="-2.909cm" draw:caption-point-y="0.814cm">
          <text:p text:style-name="P2"><text:span text:style-name="T1">Artefacts à modifier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636cm" fo:margin-bottom="13.062cm" fo:margin-left="0.424cm" fo:margin-right="3.677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4:44:46</meta:creation-date>
    <dc:creator>Marc NAZARIAN</dc:creator>
    <dc:date>2006-02-23T16:12:14</dc:date>
    <dc:language>en-US</dc:language>
    <meta:editing-cycles>3</meta:editing-cycles>
    <meta:editing-duration>PT3M42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